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200000465D81B1E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Standard">
      <style:paragraph-properties>
        <style:tab-stops/>
      </style:paragraph-properties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Tempus Sans ITC" fo:font-size="18pt" fo:font-weight="bold" style:font-size-asian="18pt" style:font-weight-asian="bold" style:font-size-complex="18pt"/>
    </style:style>
    <style:style style:name="P3" style:family="paragraph" style:parent-style-name="Header" style:list-style-name="WW8Num3">
      <style:paragraph-properties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sing- I Ba Shi (8 Styles)</text:p>
      <text:list text:style-name="WW8Num3">
        <text:list-item>
          <text:p text:style-name="P3">Opening to Chuk San</text:p>
        </text:list-item>
        <text:list-item>
          <text:p text:style-name="P3">San Ti</text:p>
        </text:list-item>
        <text:list-item>
          <text:p text:style-name="P3">R Twist Wood</text:p>
        </text:list-item>
        <text:list-item>
          <text:p text:style-name="P3">Cross Hands L under (White Crane Spreads Wings pt. 1)</text:p>
        </text:list-item>
        <text:list-item>
          <text:p text:style-name="P3">Side step <text:s/>to R Cat and Pull Down, R Hammer fist into L palm (White Crane Spreads Wings pt. 2)</text:p>
        </text:list-item>
        <text:list-item>
          <text:p text:style-name="P3">L Drill pulling R arm back, Spring Fwd, R Favorable Hawk</text:p>
        </text:list-item>
        <text:list-item>
          <text:p text:style-name="P3">Spring Fwd, L Twist Earth</text:p>
        </text:list-item>
        <text:list-item>
          <text:p text:style-name="P3">Pad step R, Running Twist Step Wood 2x and then Wood Kick (Kick/ Punch)</text:p>
        </text:list-item>
        <text:list-item>
          <text:p text:style-name="P3">Jump back to R Cat and Bear block with wrists crossed</text:p>
        </text:list-item>
        <text:list-item>
          <text:p text:style-name="P3">Jump in place to R drill L Favorable Hawk</text:p>
        </text:list-item>
        <text:list-item>
          <text:p text:style-name="P3">Step Forward R Favorable Water</text:p>
        </text:list-item>
        <text:list-item>
          <text:p text:style-name="P3">Turn with Water (Turn with Metal to do both sides)</text:p>
        </text:list-item>
        <text:list-item>
          <text:p text:style-name="P3">Repeat</text:p>
        </text:list-item>
        <text:list-item>
          <text:p text:style-name="P3">Close to Chuk San and Finish</text:p>
        </text:list-item>
      </text:list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Sans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Nimbus Sans 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 text:start-value="20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Tempus Sans ITC" fo:font-size="16pt" style:font-size-asian="16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Tempus Sans ITC" fo:language="none" fo:country="none" style:language-asian="none" style:country-asian="none"/>
    </style:style>
    <style:style style:name="T2" style:family="text">
      <style:text-properties style:font-name="Tempus Sans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char" svg:x="0in" svg:y="-0.3in" svg:width="0.7409in" svg:height="0.8in" draw:z-index="0"><draw:image xlink:href="Pictures/100000000000041200000465D81B1EE0.png" xlink:type="simple" xlink:show="embed" xlink:actuate="onLoad"/></draw:frame>United Martial Arts</text:p>
        <text:p text:style-name="P2"><draw:line text:anchor-type="char" draw:z-index="1" draw:style-name="gr1" draw:text-style-name="P3" svg:x1="0in" svg:y1="0.2098in" svg:x2="6.5in" svg:y2="0.2098in"><text:p/></draw:line><text:span text:style-name="T1">10760 W. Hwy. 55</text:span><text:span text:style-name="T2"> Plymouth MN 554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Hsing- I Ba Shi (8 Styles)</dc:title>
    <meta:initial-creator>Nik Ogura</meta:initial-creator>
    <meta:creation-date>2004-05-07T14:06:00</meta:creation-date>
    <dc:creator>Nik Ogura</dc:creator>
    <dc:date>2006-11-28T11:42:45</dc:date>
    <meta:print-date>2004-05-14T17:31:00</meta:print-date>
    <dc:language>en-US</dc:language>
    <meta:editing-cycles>6</meta:editing-cycles>
    <meta:editing-duration>PT12M2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7" meta:word-count="127" meta:character-count="623"/>
  </office:meta>
</office:document-meta>
</file>